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ObjectHelper.xspExpr( ContentHandler contentHandler , Node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PObjectHelper.start( String uri , String prefix , ContentHandler contentHandl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ObjectHelper.xspExpr( ContentHandler contentHandler , Object v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SPObjectHelper.data( ContentHandler contentHandler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ObjectHelper.elementData( String uri , String prefix , ContentHandler contentHandler , String name , String data , AttributesImpl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PObjectHelper.xspExpr( ContentHandler contentHandler ,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ObjectHelper.xspExpr( ContentHandler contentHandler ,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ObjectHelper.end( String uri , String prefix , ContentHandler contentHandler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ObjectHelper.xspExpr( ContentHandler contentHandler , Collection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XSPObjectHelper.elementData( String uri , String prefix , ContentHandler contentHandler , String name , 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PObjectHelper.addAttribute( AttributesImpl attr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ObjectHelper.xspExpr( ContentHandler contentHandler , XMLizable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PObjectHelper.xspExpr( ContentHandler contentHandler , cha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ObjectHelper.xspExpr( ContentHandler contentHandler ,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XSPObjectHelper.xspExpr( ContentHandler contentHandler ,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ObjectHelper.xspExpr( ContentHandler contentHandler , boolean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ObjectHelper.xspExpr( ContentHandler contentHandler , in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ObjectHelper.start( String uri , String prefix , ContentHandler contentHandler , String name , AttributesImpl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ObjectHelper.xspExpr( ContentHandler contentHandler , byt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